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aceback (most recent call last):</text:p>
      <text:p text:style-name="Standard"><text:s text:c="2"/>File "/home/mrdev/./droneInfoDb_v2.101.py", line 6, in &lt;module&gt;</text:p>
      <text:p text:style-name="Standard"><text:s text:c="4"/>from dronekit import connect, VehicleMode, LocationGlobalRelative, LocationGlobal, Command</text:p>
      <text:p text:style-name="Standard"><text:s text:c="2"/>File "/usr/local/lib/python3.10/dist-packages/dronekit/__init__.py", line 2689, in &lt;module&gt;</text:p>
      <text:p text:style-name="Standard"><text:s text:c="4"/>class Parameters(collections.MutableMapping, HasObservers):</text:p>
      <text:p text:style-name="Standard">AttributeError: module 'collections' has no attribute 'MutableMapping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2:28:03.060724724</meta:creation-date>
    <dc:date>2023-08-05T22:28:19.686983869</dc:date>
    <meta:editing-duration>PT18S</meta:editing-duration>
    <meta:editing-cycles>1</meta:editing-cycles>
    <meta:document-statistic meta:table-count="0" meta:image-count="0" meta:object-count="0" meta:page-count="1" meta:paragraph-count="6" meta:word-count="35" meta:character-count="419" meta:non-whitespace-character-count="378"/>
    <meta:generator>LibreOffice/7.3.7.2$Linux_X86_64 LibreOffice_project/30$Build-2</meta:generator>
  </office:meta>
</office:document-meta>
</file>